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7ded" officeooo:paragraph-rsid="000e7ded"/>
    </style:style>
    <style:style style:name="P2" style:family="paragraph" style:parent-style-name="Standard">
      <style:text-properties officeooo:rsid="000e8425" officeooo:paragraph-rsid="000e8425"/>
    </style:style>
    <style:style style:name="P3" style:family="paragraph" style:parent-style-name="Standard">
      <style:text-properties officeooo:rsid="000e8425" officeooo:paragraph-rsid="001ae981"/>
    </style:style>
    <style:style style:name="P4" style:family="paragraph" style:parent-style-name="Standard">
      <style:text-properties officeooo:rsid="000f995c" officeooo:paragraph-rsid="000f995c"/>
    </style:style>
    <style:style style:name="P5" style:family="paragraph" style:parent-style-name="Standard">
      <style:text-properties officeooo:rsid="0012d049" officeooo:paragraph-rsid="0012d049"/>
    </style:style>
    <style:style style:name="P6" style:family="paragraph" style:parent-style-name="Standard">
      <style:text-properties officeooo:rsid="0015c612" officeooo:paragraph-rsid="0015c612"/>
    </style:style>
    <style:style style:name="P7" style:family="paragraph" style:parent-style-name="Standard">
      <style:text-properties officeooo:rsid="001833f4" officeooo:paragraph-rsid="001833f4"/>
    </style:style>
    <style:style style:name="P8" style:family="paragraph" style:parent-style-name="Standard">
      <style:text-properties officeooo:rsid="00192e6a" officeooo:paragraph-rsid="00192e6a"/>
    </style:style>
    <style:style style:name="T1" style:family="text">
      <style:text-properties officeooo:rsid="000f995c"/>
    </style:style>
    <style:style style:name="T2" style:family="text">
      <style:text-properties officeooo:rsid="0012102f"/>
    </style:style>
    <style:style style:name="T3" style:family="text">
      <style:text-properties officeooo:rsid="00170afa"/>
    </style:style>
    <style:style style:name="T4" style:family="text">
      <style:text-properties officeooo:rsid="001c7e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4</text:p>
      <text:p text:style-name="P1"/>
      <text:p text:style-name="P2">métodos de implementação de linguagens</text:p>
      <text:p text:style-name="P5">todo programa precisa ser convertido para linguagem de máquina antes de ser executado</text:p>
      <text:p text:style-name="P4">cada linguagem tem a sua sintaxe</text:p>
      <text:p text:style-name="P3">-<text:span text:style-name="T1">existem linguagens traduzidas (compiladas) e linguagens interpretadas</text:span></text:p>
      <text:p text:style-name="P2"/>
      <text:p text:style-name="P6">tradução (compilador) </text:p>
      <text:p text:style-name="P6"><text:tab/><text:span text:style-name="T3">etapas = compilação, montagem, carga e ligação </text:span></text:p>
      <text:p text:style-name="P6"/>
      <text:p text:style-name="P7">interpretação </text:p>
      <text:p text:style-name="P7"><text:tab/>etapas = programa-fonte, interpretador, resultados </text:p>
      <text:p text:style-name="P7"/>
      <text:p text:style-name="P8">sistemas híbridos </text:p>
      <text:p text:style-name="P8"><text:tab/><text:span text:style-name="T4">combina a execução rápida dos tradutores com a portabilidade dos interpretadores </text:span></text:p>
      <text:p text:style-name="P8"><text:tab/></text:p>
      <text:p text:style-name="P7"/>
      <text:p text:style-name="P7"/>
      <text:p text:style-name="P6"/>
      <text:p text:style-name="P6"/>
      <text:p text:style-name="P2"/>
      <text:p text:style-name="P2"/>
      <text:p text:style-name="P2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1T15:34:09.729000000</meta:creation-date>
    <dc:date>2024-01-31T16:19:12.055000000</dc:date>
    <meta:editing-duration>PT44M56S</meta:editing-duration>
    <meta:editing-cycles>13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2" meta:word-count="61" meta:character-count="470" meta:non-whitespace-character-count="410"/>
  </office:meta>
</office:document-meta>
</file>